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7F000001D909C76235.png"/>
  <manifest:file-entry manifest:media-type="image/png" manifest:full-path="Pictures/10000201000004D4000002B8F5E7450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20S" presentation:background-visible="true" presentation:background-objects-visible="true" presentation:display-footer="true" presentation:display-page-number="false" presentation:display-date-time="true" smil:type="rand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20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4" style:family="drawing-page">
      <style:drawing-page-properties presentation:transition-type="automatic" presentation:duration="PT00H00M15S" presentation:visibility="hidden" presentation:background-visible="true" presentation:background-objects-visible="true" presentation:display-footer="true" presentation:display-page-number="false" presentation:display-date-time="true" smil:type="random"/>
    </style:style>
    <style:style style:name="dp5" style:family="drawing-page">
      <style:drawing-page-properties presentation:transition-type="automatic" presentation:duration="PT00H00M15S" presentation:background-visible="true" presentation:background-objects-visible="true" presentation:display-footer="true" presentation:display-page-number="false" presentation:display-date-time="true" smil:type="random"/>
    </style:style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37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059cm"/>
    </style:style>
    <style:style style:name="gr6" style:family="graphic" style:parent-style-name="standard">
      <style:graphic-properties draw:fill="gradient" draw:fill-gradient-name="Red_20_Gradient_20_1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448cm"/>
    </style:style>
    <style:style style:name="gr8" style:family="graphic" style:parent-style-name="standard">
      <style:graphic-properties draw:stroke="none" draw:fill="none" fo:min-height="9.96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921cm"/>
    </style:style>
    <style:style style:name="gr10" style:family="graphic" style:parent-style-name="standard">
      <style:graphic-properties svg:stroke-width="0.388cm" svg:stroke-color="#666666" draw:marker-start-width="0.878cm" draw:marker-end-width="0.878cm" draw:fill-color="#000000" draw:textarea-horizontal-align="center" draw:textarea-vertical-align="middle" fo:padding-top="0.315cm" fo:padding-bottom="0.315cm" fo:padding-left="0.44cm" fo:padding-right="0.4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30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269cm"/>
    </style:style>
    <style:style style:name="gr14" style:family="graphic" style:parent-style-name="Oggetto_20_senza_20_riempimento_20_e_20_li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0pt" style:font-size-asian="10pt" style:font-size-complex="10p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style:paragraph-properties fo:margin-top="0cm" fo:margin-bottom="0cm" fo:line-height="100%" fo:text-align="center"/>
      <style:text-properties fo:color="#ffffff" style:text-position="-33% 58%" fo:font-family="'Arial Rounded MT Bold'" style:font-family-generic="swiss" style:font-pitch="variable" fo:font-size="18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44pt" style:font-size-asian="44pt" style:font-size-complex="44pt"/>
    </style:style>
    <style:style style:name="P7" style:family="paragraph">
      <style:paragraph-properties fo:text-align="center"/>
      <style:text-properties fo:color="#ffffff" style:text-position="0% 100%" fo:font-family="'Arial Rounded MT Bold'" style:font-family-generic="swiss" style:font-pitch="variable"/>
    </style:style>
    <style:style style:name="P8" style:family="paragraph">
      <style:text-properties fo:color="#ffffff"/>
    </style:style>
    <style:style style:name="P9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6pt" style:font-size-asian="16pt" style:font-size-complex="16pt"/>
    </style:style>
    <style:style style:name="P10" style:family="paragraph">
      <style:paragraph-properties fo:text-align="center"/>
      <style:text-properties fo:color="#ff0000" fo:font-family="Digital-7" style:font-pitch="variable" fo:font-size="18pt"/>
    </style:style>
    <style:style style:name="P11" style:family="paragraph">
      <style:text-properties fo:color="#ffffff" fo:font-family="'Arial Rounded MT Bold'" style:font-family-generic="swiss" style:font-pitch="variable" fo:font-size="18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P14" style:family="paragraph">
      <style:paragraph-properties fo:text-align="center"/>
      <style:text-properties fo:color="#ffffff" style:text-position="0% 100%" fo:font-family="'Arial Rounded MT Bold'" style:font-family-generic="swiss" style:font-pitch="variable" fo:font-size="18pt"/>
    </style:style>
    <style:style style:name="P15" style:family="paragraph">
      <style:text-properties fo:color="#ffffff" fo:font-size="18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text-position="-33% 58%" fo:font-family="'Arial Rounded MT Bold'" style:font-family-generic="swiss" style:font-pitch="variable" fo:font-size="170.199996948242pt" style:font-size-asian="170.199996948242pt" style:font-size-complex="170.199996948242pt"/>
    </style:style>
    <style:style style:name="T3" style:family="text">
      <style:text-properties fo:color="#ffffff" style:text-position="0% 100%" fo:font-family="'Arial Rounded MT Bold'" style:font-family-generic="swiss" style:font-pitch="variable" fo:font-size="66pt" style:font-size-asian="66pt" style:font-size-complex="66pt"/>
    </style:style>
    <style:style style:name="T4" style:family="text">
      <style:text-properties fo:color="#ffffff" style:text-position="0% 100%" fo:font-family="'Arial Rounded MT Bold'" style:font-family-generic="swiss" style:font-pitch="variable" fo:font-size="60pt" style:font-size-asian="60pt" style:font-size-complex="60pt"/>
    </style:style>
    <style:style style:name="T5" style:family="text">
      <style:text-properties fo:color="#ffffff" fo:font-size="22pt" style:font-size-asian="22pt" style:font-size-complex="22pt"/>
    </style:style>
    <style:style style:name="T6" style:family="text">
      <style:text-properties fo:color="#ffffff" style:text-position="0% 100%" fo:font-family="'Arial Rounded MT Bold'" style:font-family-generic="swiss" style:font-pitch="variable" fo:font-size="48pt" style:font-size-asian="48pt" style:font-size-complex="48pt"/>
    </style:style>
    <style:style style:name="T7" style:family="text">
      <style:text-properties fo:color="#ff0000" fo:font-family="Digital-7" style:font-pitch="variable" fo:font-size="54pt" style:font-size-asian="54pt" style:font-size-complex="54pt"/>
    </style:style>
    <style:style style:name="T8" style:family="text">
      <style:text-properties fo:color="#ffffff" fo:font-family="'Arial Rounded MT Bold'" style:font-family-generic="swiss" style:font-pitch="variable" fo:font-size="32pt" style:font-size-asian="32pt" style:font-size-complex="32pt"/>
    </style:style>
    <style:style style:name="T9" style:family="text">
      <style:text-properties fo:color="#ffffff" style:text-position="0% 100%" fo:font-family="'Arial Rounded MT Bold'" style:font-family-generic="swiss" style:font-pitch="variable" fo:font-size="54pt" style:font-size-asian="54pt" style:font-size-complex="54pt"/>
    </style:style>
    <style:style style:name="T10" style:family="text">
      <style:text-properties fo:color="#ffffff" style:text-position="0% 100%" fo:font-family="'Arial Rounded MT Bold'" style:font-family-generic="swiss" style:font-pitch="variable" fo:font-size="72pt" style:font-size-asian="72pt" style:font-size-complex="72pt"/>
    </style:style>
    <style:style style:name="T11" style:family="text">
      <style:text-properties fo:color="#ffffff" style:text-position="0% 100%" fo:font-family="'Arial Rounded MT Bold'" style:font-family-generic="swiss" style:font-pitch="variable" fo:font-size="80pt" style:font-size-asian="80pt" style:font-size-complex="80pt"/>
    </style:style>
    <style:style style:name="T12" style:family="text">
      <style:text-properties fo:color="#ffffff" style:text-position="-33% 58%" fo:font-family="'Arial Rounded MT Bold'" style:font-family-generic="swiss" style:font-pitch="variable" fo:font-size="95pt" style:font-size-asian="95pt" style:font-size-complex="95pt"/>
    </style:style>
    <style:style style:name="T13" style:family="text">
      <style:text-properties fo:color="#ffffff"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1" draw:layer="layout" svg:width="30.983cm" svg:height="16.949cm" svg:x="0.537cm" svg:y="0.422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3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xml:id="id2" draw:id="id2">
        <office:forms form:automatic-focus="false" form:apply-design-mode="false"/>
        <draw:frame draw:style-name="gr4" draw:text-style-name="P4" draw:layer="layout" svg:width="26.62cm" svg:height="9.623cm" svg:x="4.089cm" svg:y="2.489cm">
          <draw:text-box>
            <text:p text:style-name="P3"><text:span text:style-name="T2">Benvenuti!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0" xml:id="id3" draw:id="id3">
        <office:forms form:automatic-focus="false" form:apply-design-mode="false"/>
        <draw:frame draw:style-name="gr5" draw:text-style-name="P6" draw:layer="layout" svg:width="19.444cm" svg:height="9.309cm" svg:x="9.755cm" svg:y="1.61cm">
          <draw:text-box>
            <text:p text:style-name="P1"><text:span text:style-name="T3">Presentazione in aula magna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custom-shape draw:style-name="gr6" draw:text-style-name="P1" draw:layer="layout" svg:width="21.224cm" svg:height="5.025cm" svg:x="5.33cm" svg:y="8.87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xml:id="id4" draw:id="id4">
        <office:forms form:automatic-focus="false" form:apply-design-mode="false"/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7" draw:text-style-name="P7" draw:layer="layout" svg:width="22.008cm" svg:height="2.698cm" svg:x="8.045cm" svg:y="1.313cm">
          <draw:text-box>
            <text:p text:style-name="P1"><text:span text:style-name="T4">AVVISO!</text:span></text:p>
          </draw:text-box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8" draw:text-style-name="P8" draw:layer="layout" svg:width="26.479cm" svg:height="10.219cm" svg:x="3.725cm" svg:y="6.011cm">
          <draw:text-box>
            <text:p><text:span text:style-name="T5">Ai docenti e agli allievi delle classi 2F e 2E. </text:span></text:p>
            <text:p><text:span text:style-name="T5"><text:s/></text:span></text:p>
            <text:p><text:span text:style-name="T5"><text:s/></text:span><text:span text:style-name="T5">Poiché, per problemi tecnici, le uniche aule sprovviste di LIM sono rimaste la C3 e la C12, assegnate rispettivamente alle classi 2F e 2E, si è provveduto ad una modifica dell’assegnazione degli spazi a queste classi. <text:s/></text:span></text:p>
            <text:p><text:span text:style-name="T5"><text:s/></text:span></text:p>
            <text:p><text:span text:style-name="T5"><text:s/></text:span><text:span text:style-name="T5">A partire da lunedì 19 gennaio si invitano quindi i docenti e gli studenti delle classi in oggetto a consultare il nuovo orario e ad attenersi agli spazi assegnati. Il disagio arrecato dalla rotazione nelle aule sarà compensato dalle opportunità didattiche offerte dalla lavagna interattiva.</text:span></text:p>
          </draw:text-box>
        </draw:frame>
        <anim:par presentation:node-type="timing-root">
          <anim:par smil:begin="id4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xml:id="id5" draw:id="id5">
        <office:forms form:automatic-focus="false" form:apply-design-mode="false"/>
        <draw:frame draw:style-name="gr9" draw:text-style-name="P9" draw:layer="layout" svg:width="23.09cm" svg:height="4.171cm" svg:x="7.207cm" svg:y="2.323cm">
          <draw:text-box>
            <text:p text:style-name="P1"><text:span text:style-name="T6">A seguire:</text:span></text:p>
          </draw:text-box>
        </draw:frame>
        <draw:rect draw:style-name="gr10" draw:text-style-name="P10" draw:layer="layout" svg:width="3.768cm" svg:height="1.855cm" svg:x="2.061cm" svg:y="6.465cm">
          <text:p text:style-name="P1"><text:span text:style-name="T7">8:00</text:span></text:p>
        </draw:rect>
        <draw:frame draw:style-name="gr11" draw:text-style-name="P11" draw:layer="layout" svg:width="25.263cm" svg:height="2.867cm" svg:x="6.333cm" svg:y="6.011cm">
          <draw:text-box>
            <text:p><text:span text:style-name="T8">Collettivo(solo rappresentanti di indirizo e istituto)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2.023cm" svg:y="8.92cm">
          <text:p text:style-name="P1"><text:span text:style-name="T7">8:50</text:span></text:p>
        </draw:rect>
        <draw:rect draw:style-name="gr10" draw:text-style-name="P10" draw:layer="layout" svg:width="3.768cm" svg:height="1.855cm" svg:x="2.023cm" svg:y="11.451cm">
          <text:p text:style-name="P1"><text:span text:style-name="T7">9:40</text:span></text:p>
        </draw:rect>
        <draw:frame draw:style-name="gr11" draw:text-style-name="P13" draw:layer="layout" svg:width="8.398cm" svg:height="2.867cm" svg:x="6.136cm" svg:y="11.615cm">
          <draw:text-box>
            <text:p text:style-name="P12"><text:span text:style-name="T8">Classi seconde</text:span></text:p>
          </draw:text-box>
        </draw:frame>
        <draw:frame draw:style-name="gr12" draw:text-style-name="P13" draw:layer="layout" svg:width="8.398cm" svg:height="1.559cm" svg:x="6.212cm" svg:y="8.969cm">
          <draw:text-box>
            <text:p text:style-name="P12"><text:span text:style-name="T8">Classi prime</text:span></text:p>
          </draw:text-box>
        </draw:frame>
        <draw:rect draw:style-name="gr10" draw:text-style-name="P10" draw:layer="layout" svg:width="3.768cm" svg:height="1.855cm" svg:x="15.808cm" svg:y="8.92cm">
          <text:p text:style-name="P1"><text:span text:style-name="T7">10:40</text:span></text:p>
        </draw:rect>
        <draw:rect draw:style-name="gr10" draw:text-style-name="P10" draw:layer="layout" svg:width="3.768cm" svg:height="1.855cm" svg:x="15.808cm" svg:y="11.451cm">
          <text:p text:style-name="P1"><text:span text:style-name="T7">11:30</text:span></text:p>
        </draw:rect>
        <draw:frame draw:style-name="gr12" draw:text-style-name="P13" draw:layer="layout" svg:width="8.398cm" svg:height="1.559cm" svg:x="19.921cm" svg:y="11.615cm">
          <draw:text-box>
            <text:p text:style-name="P12"><text:span text:style-name="T8">Classi quarte</text:span></text:p>
          </draw:text-box>
        </draw:frame>
        <draw:frame draw:style-name="gr12" draw:text-style-name="P13" draw:layer="layout" svg:width="8.398cm" svg:height="1.559cm" svg:x="19.997cm" svg:y="8.969cm">
          <draw:text-box>
            <text:p text:style-name="P12"><text:span text:style-name="T8">Classi terze</text:span></text:p>
          </draw:text-box>
        </draw:frame>
        <draw:rect draw:style-name="gr10" draw:text-style-name="P10" draw:layer="layout" svg:width="3.768cm" svg:height="1.855cm" svg:x="9.04cm" svg:y="13.6cm">
          <text:p text:style-name="P1"><text:span text:style-name="T7">12:20</text:span></text:p>
        </draw:rect>
        <draw:frame draw:style-name="gr12" draw:text-style-name="P13" draw:layer="layout" svg:width="8.398cm" svg:height="1.559cm" svg:x="13.153cm" svg:y="13.764cm">
          <draw:text-box>
            <text:p text:style-name="P12"><text:span text:style-name="T8">Classi quin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5.begin">
            <anim:transitionFilter smil:dur="2s" smil:type="random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0" xml:id="id6" draw:id="id6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Corso di</text:span></text:p>
            <text:p text:style-name="P1"><text:span text:style-name="T9">russo</text:span></text:p>
            <text:p text:style-name="P1"><text:span text:style-name="T9">Aula D8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DELE</text:span></text:p>
            <text:p text:style-name="P1"><text:span text:style-name="T9">Aula D7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6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presentation:presentation-page-layout-name="AL1T0" xml:id="id7" draw:id="id7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DELF</text:span></text:p>
            <text:p text:style-name="P1"><text:span text:style-name="T9">Aula C16</text:span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PET</text:span></text:p>
            <text:p text:style-name="P1"><text:span text:style-name="T9">Aula C15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7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0" xml:id="id8" draw:id="id8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-4.199cm" svg:y="8.329cm">
          <draw:text-box>
            <text:p text:style-name="P1"><text:span text:style-name="T9">P</text:span></text:p>
            <text:p text:style-name="P1"><text:span text:style-name="T9"/></text:p>
          </draw:text-box>
        </draw:frame>
        <draw:rect draw:style-name="gr10" draw:text-style-name="P10" draw:layer="layout" svg:width="11.555cm" svg:height="1.855cm" svg:x="2.623cm" svg:y="6.243cm">
          <text:p text:style-name="P1"><text:span text:style-name="T7">13:30 – 16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5" draw:text-style-name="P6" draw:layer="layout" svg:width="25.308cm" svg:height="9.309cm" svg:x="10.287cm" svg:y="8.329cm">
          <draw:text-box>
            <text:p text:style-name="P1"><text:span text:style-name="T9">Teatro in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555cm" svg:height="1.855cm" svg:x="17.109cm" svg:y="6.243cm">
          <text:p text:style-name="P1"><text:span text:style-name="T7">13:30 – 15:30</text:span></text:p>
        </draw:rect>
        <anim:par presentation:node-type="timing-root">
          <anim:par smil:begin="id8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Default" presentation:presentation-page-layout-name="AL1T0" xml:id="id9" draw:id="id9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9">Teatro in</text:span></text:p>
            <text:p text:style-name="P1"><text:span text:style-name="T9">Spagnolo</text:span></text:p>
            <text:p text:style-name="P1"><text:span text:style-name="T9">Aula Magna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9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1T0" xml:id="id10" draw:id="id10">
        <office:forms form:automatic-focus="false" form:apply-design-mode="false"/>
        <draw:frame draw:style-name="gr9" draw:text-style-name="P9" draw:layer="layout" svg:width="23.09cm" svg:height="4.171cm" svg:x="8.419cm" svg:y="1.551cm">
          <draw:text-box>
            <text:p text:style-name="P1"><text:span text:style-name="T6">Laboratori pomeridiani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FIRST/CAE</text:span></text:p>
            <text:p text:style-name="P1"><text:span text:style-name="T10">Aula C16</text:span></text:p>
          </draw:text-box>
        </draw:frame>
        <draw:rect draw:style-name="gr10" draw:text-style-name="P10" draw:layer="layout" svg:width="11.477cm" svg:height="1.855cm" svg:x="11.062cm" svg:y="6.474cm">
          <text:p text:style-name="P1"><text:span text:style-name="T7">13:30 – 15:30</text:span></text:p>
        </draw:rect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0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1T0" xml:id="id11" draw:id="id11">
        <office:forms form:automatic-focus="false" form:apply-design-mode="false"/>
        <draw:frame draw:style-name="gr9" draw:text-style-name="P9" draw:layer="layout" svg:width="23.09cm" svg:height="4.171cm" svg:x="6.529cm" svg:y="4.413cm">
          <draw:text-box>
            <text:p text:style-name="P1"><text:span text:style-name="T6">Questo pomeriggio:</text:span></text:p>
          </draw:text-box>
        </draw:frame>
        <draw:frame draw:style-name="gr5" draw:text-style-name="P6" draw:layer="layout" svg:width="25.308cm" svg:height="9.309cm" svg:x="3.815cm" svg:y="8.329cm">
          <draw:text-box>
            <text:p text:style-name="P1"><text:span text:style-name="T10">Lezione aperta Scienze Applicate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1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Default" presentation:presentation-page-layout-name="AL1T0" xml:id="id12" draw:id="id12">
        <office:forms form:automatic-focus="false" form:apply-design-mode="false"/>
        <draw:frame draw:style-name="gr13" draw:text-style-name="P14" draw:layer="layout" svg:width="20.055cm" svg:height="3.519cm" svg:x="9.739cm" svg:y="1.005cm">
          <draw:text-box>
            <text:p text:style-name="P1"><text:span text:style-name="T11">Meteo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draw:frame draw:style-name="gr14" draw:text-style-name="P1" draw:layer="layout" svg:width="16.906cm" svg:height="12.514cm" svg:x="11.208cm" svg:y="3.744cm">
          <draw:image xlink:href="Pictures/100000000000027F000001D909C76235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xml:id="id13" draw:id="id13">
        <office:forms form:automatic-focus="false" form:apply-design-mode="false"/>
        <draw:frame draw:style-name="gr4" draw:text-style-name="P4" draw:layer="layout" svg:width="26.62cm" svg:height="9.623cm" svg:x="4.527cm" svg:y="1.461cm">
          <draw:text-box>
            <text:p text:style-name="P3"><text:span text:style-name="T12">Disponibilità</text:span></text:p>
            <text:p text:style-name="P3"><text:span text:style-name="T12">Centro Ascolto</text:span></text:p>
          </draw:text-box>
        </draw:frame>
        <draw:frame draw:style-name="gr15" draw:text-style-name="P15" draw:layer="layout" svg:width="14.073cm" svg:height="2.387cm" svg:x="14.572cm" svg:y="13.574cm">
          <draw:text-box>
            <text:p><text:span text:style-name="T13">(Per maggiori dettagli visitare il sito della scuola)</text:span></text:p>
          </draw:text-box>
        </draw:frame>
        <draw:frame draw:style-name="gr1" draw:text-style-name="P1" draw:layer="layout" svg:width="10cm" svg:height="5.62cm" svg:x="0cm" svg:y="0.391cm">
          <draw:image xlink:href="Pictures/10000201000004D4000002B8F5E74500.png" xlink:type="simple" xlink:show="embed" xlink:actuate="onLoad">
            <text:p/>
          </draw:image>
        </draw:frame>
        <draw:frame draw:style-name="gr2" draw:text-style-name="P2" draw:layer="layout" svg:width="9.694cm" svg:height="1.675cm" svg:x="0.928cm" svg:y="17.004cm">
          <draw:text-box>
            <text:p><text:span text:style-name="T1">Franciscono Enrico classe 2D Scienze Applicate</text:span></text:p>
          </draw:text-box>
        </draw:frame>
        <anim:par presentation:node-type="timing-root">
          <anim:par smil:begin="id13.begin">
            <anim:transitionFilter smil:dur="2s" smil:type="random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Blue_20_Gradient_20_2" draw:display-name="Blue Gradient 2" draw:style="linear" draw:start-color="#3399ff" draw:end-color="#006699" draw:start-intensity="100%" draw:end-intensity="100%" draw:angle="900" draw:border="0%"/>
    <draw:gradient draw:name="Red_20_Gradient_20_1" draw:display-name="Red Gradient 1" draw:style="linear" draw:start-color="#ff3333" draw:end-color="#99000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Blue_20_Gradient_20_2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28cm" fo:text-indent="0cm"/>
      <style:text-properties style:use-window-font-color="true" style:text-outline="false" style:text-line-through-style="none" fo:font-family="Arial" style:font-family-generic="roman" style:font-pitch="variable" fo:font-size="27.399999618530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342cm" fo:text-indent="0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57cm" fo:text-indent="0cm"/>
      <style:text-properties fo:font-size="20.6000003814697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71cm" fo:text-indent="0cm"/>
      <style:text-properties fo:font-size="17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5cm" fo:text-indent="0cm"/>
      <style:text-properties fo:font-size="17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7.7000007629395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2cm" fo:page-height="18cm" style:print-orientation="landscape"/>
    </style:page-layout>
    <style:style style:name="Mdp1" style:family="drawing-page">
      <style:drawing-page-properties draw:background-size="border" draw:fill="gradient" draw:fill-gradient-name="Blue_20_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.799cm" svg:height="3.005cm" svg:x="1.6cm" svg:y="0.717cm" presentation:class="title" presentation:placeholder="true">
        <draw:text-box/>
      </draw:frame>
      <draw:frame presentation:style-name="Default-outline1" draw:layer="backgroundobjects" svg:width="28.799cm" svg:height="11.879cm" svg:x="1.6cm" svg:y="4.212cm" presentation:class="outline" presentation:placeholder="true">
        <draw:text-box/>
      </draw:frame>
      <draw:frame presentation:style-name="Mpr1" draw:text-style-name="MP1" draw:layer="backgroundobjects" svg:width="7.455cm" svg:height="1.241cm" svg:x="1.6cm" svg:y="16.39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.143cm" svg:height="1.241cm" svg:x="10.944cm" svg:y="16.39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7.455cm" svg:height="1.241cm" svg:x="22.944cm" svg:y="16.398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5H15M26S</meta:editing-duration>
    <meta:editing-cycles>67</meta:editing-cycles>
    <meta:generator>OpenOffice/4.1.5$Win32 OpenOffice.org_project/415m1$Build-9789</meta:generator>
    <dc:date>2019-02-07T07:35:02.02</dc:date>
    <meta:document-statistic meta:object-count="119"/>
  </office:meta>
</office:document-meta>
</file>